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style:font-face style:name="Liberation Sans" svg:font-family="'Liberation Sans'"/>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423cm" fo:margin-bottom="0.212cm" loext:contextual-spacing="false" fo:line-height="100%" fo:text-align="start" style:justify-single-word="false"/>
      <style:text-properties style:use-window-font-color="true" style:font-name="Liberation Sans" fo:font-size="10.5pt" fo:font-weight="bold" fo:background-color="transparent" style:font-name-asian="Liberation Sans" style:font-name-complex="Liberation Sans"/>
    </style:style>
    <style:style style:name="P2" style:family="paragraph" style:parent-style-name="Standard">
      <style:paragraph-properties fo:margin-top="0.423cm" fo:margin-bottom="0.212cm" loext:contextual-spacing="false" fo:line-height="100%" fo:text-align="start" style:justify-single-word="false"/>
      <style:text-properties fo:color="#000080" style:font-name="Liberation Sans" fo:font-size="10.5pt" fo:font-weight="bold" fo:background-color="transparent" style:font-name-asian="Liberation Sans" style:font-name-complex="Liberation Sans"/>
    </style:style>
    <style:style style:name="P3" style:family="paragraph" style:parent-style-name="Standard">
      <style:paragraph-properties fo:margin-top="0.423cm" fo:margin-bottom="0.212cm" loext:contextual-spacing="false" fo:line-height="100%" fo:text-align="start" style:justify-single-word="false"/>
    </style:style>
    <style:style style:name="P4" style:family="paragraph" style:parent-style-name="Standard">
      <style:paragraph-properties fo:line-height="100%" fo:text-align="start" style:justify-single-word="false"/>
      <style:text-properties style:use-window-font-color="true" style:font-name="Liberation Serif" fo:font-size="10.5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0.5pt" fo:font-weight="bold"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Consolas" fo:font-size="9pt" fo:font-weight="normal" fo:background-color="transparent" style:font-name-asian="Consolas" style:font-name-complex="Consolas"/>
    </style:style>
    <style:style style:name="P7" style:family="paragraph" style:parent-style-name="Standard">
      <style:paragraph-properties fo:margin-top="0cm" fo:margin-bottom="0.247cm" loext:contextual-spacing="false" fo:line-height="120%" fo:text-align="start" style:justify-single-word="false"/>
      <style:text-properties fo:color="#000080" style:font-name="Liberation Serif" fo:font-size="10.5pt" fo:font-weight="normal" fo:background-color="transparent" style:font-name-asian="Liberation Serif" style:font-name-complex="Liberation Serif"/>
    </style:style>
    <style:style style:name="P8"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0.5pt" fo:font-weight="normal" fo:background-color="transparent" style:font-name-asian="Liberation Serif" style:font-name-complex="Liberation Serif"/>
    </style:style>
    <style:style style:name="P9"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0.5pt" fo:font-weight="normal" officeooo:paragraph-rsid="0005993c" fo:background-color="transparent" style:font-name-asian="Liberation Serif" style:font-name-complex="Liberation Serif"/>
    </style:style>
    <style:style style:name="P10" style:family="paragraph" style:parent-style-name="Standard">
      <style:paragraph-properties fo:margin-top="0cm" fo:margin-bottom="0.247cm" loext:contextual-spacing="false" fo:line-height="120%" fo:text-align="start" style:justify-single-word="false"/>
      <style:text-properties style:use-window-font-color="true" style:font-name="Liberation Sans" fo:font-size="10.5pt" fo:font-weight="bold" fo:background-color="transparent" style:font-name-asian="Liberation Sans" style:font-name-complex="Liberation Sans"/>
    </style:style>
    <style:style style:name="T1" style:family="text">
      <style:text-properties style:use-window-font-color="true" style:font-name="Liberation Sans" fo:font-size="10.5pt" fo:font-weight="bold" fo:background-color="transparent" loext:char-shading-value="0" style:font-name-asian="Liberation Sans" style:font-name-complex="Liberation Sans"/>
    </style:style>
    <style:style style:name="T2" style:family="text">
      <style:text-properties style:use-window-font-color="true" style:font-name="Liberation Serif" fo:font-size="10.5pt" fo:font-weight="normal" fo:background-color="transparent" loext:char-shading-value="0" style:font-name-asian="Liberation Serif" style:font-name-complex="Liberation Serif"/>
    </style:style>
    <style:style style:name="T3" style:family="text">
      <style:text-properties fo:color="#000080" style:font-name="Liberation Serif" fo:font-size="10.5pt" fo:font-weight="normal" fo:background-color="transparent" loext:char-shading-value="0" style:font-name-asian="Liberation Serif" style:font-name-complex="Liberation Serif"/>
    </style:style>
    <style:style style:name="T4" style:family="text">
      <style:text-properties fo:color="#00ae00" style:font-name="Liberation Serif" fo:font-size="10.5pt" fo:font-weight="normal" fo:background-color="transparent" loext:char-shading-value="0" style:font-name-asian="Liberation Serif" style:font-name-complex="Liberation Serif"/>
    </style:style>
    <style:style style:name="T5" style:family="text">
      <style:text-properties officeooo:rsid="00044a9d"/>
    </style:style>
    <style:style style:name="T6" style:family="text">
      <style:text-properties style:font-name="Liberation Serif" fo:font-weight="normal" style:font-name-asian="Liberation Serif" style:font-name-complex="Liberation Serif"/>
    </style:style>
    <style:style style:name="T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text:p>
      <text:p text:style-name="P4">Realiza un programa en C que cree un proceso (tendremos 2 procesos uno padre y otro hijo).</text:p>
      <text:p text:style-name="P4">El programa definirá una variable entera y le dará el valor 6. El proceso padre incrementará dicho valor en 5. El hijo restará 5. Se deben mostrar los valores en pantalla.</text:p>
      <text:p text:style-name="P4">La salida debería ser algo así:</text:p>
      <text:p text:style-name="P4"/>
      <text:p text:style-name="P6">Valor inicial de la variable: 6</text:p>
      <text:p text:style-name="P6">Valor en proceso hijo: 1</text:p>
      <text:p text:style-name="P6">Valor en proceso padre: 11</text:p>
      <text:p text:style-name="P4"/>
      <text:p text:style-name="P5">¿Por qué da este resultado?</text:p>
      <text:p text:style-name="P2">Para que:</text:p>
      <text:p text:style-name="P7">Para tener un primer contacto con C, ver como son los procesos, así como, su creación y funcionalidad. <text:span text:style-name="T5">Ademas de utilizar la función fork() que crea una copia exacta de el mismo proceso&lt;</text:span></text:p>
      <text:p text:style-name="P3"><text:span text:style-name="T1">Como:</text:span></text:p>
      <text:p text:style-name="P8">Una vez hecho esto hemos utilizado la función fork para crear ese proceso hijo. No hay que olvidarse de comprobar que esa función no devuelva el valor -1, que indica que el proceso ha fallado y no tenemos ese segundo proceso. He decidido comparar con -1 y no usar otro tipo de comparación (como por ejemplo &lt;0) por que no tengo ninguna documentación que me diga que otros valores negativos signifiquen que ha ido algo mal y tampoco tengo la suficiente experiencia con el muso de la función como para <text:span text:style-name="T7">suponerlo</text:span>. Además si mi código va ha ser revisado por otro programador, que tampoco tiene que ser mas experto que yo en la materia, le facilito el entendimiento y la búsqueda de apartados concretos en el.</text:p>
      <text:p text:style-name="P8">Una vez hecha esta comprobación he decidido, mediante un if, bifurcar el programa en la parte del padre, proceso original, y el hijo, proceso nevo creado por el fork. Como nuevamente la especificación me dice que en el hijo la función fork devolverá 0, utilizo este valor como referencia por las mismas razones que en el caso anterior.</text:p>
      <text:p text:style-name="P8">Podría haber utilizado un switch para unificar los dos apartados anteriores, pero siendo mi primer programa he preferido utilizar un if por que me parece mas legible.</text:p>
      <text:p text:style-name="P9">El resto del código en C++ estándar y pienso que al nivel de 2º de DAM no merece explicación. Tan solo comentar que la utilización de la función wait para evitar que el padre termine antes que el hijo. Aunque en este caso no creo que diera problemas al no utilizar el padre los resultados del hijo.</text:p>
      <text:p text:style-name="P10">Pseudocodigo:</text:p>
      <text:p text:style-name="P10"><text:span text:style-name="T6">Incluir las bibliotecas &lt;unistd.h&gt; y &lt;stdio.h&gt;<text:line-break/><text:line-break/>Función principal:<text:line-break/> <text:s text:c="3"/>Declarar una variable de tipo pid_t llamada pid<text:line-break/> <text:s text:c="3"/>Declarar una variable de tipo entero llamada variable e inicializarla con 6<text:line-break/> <text:s text:c="3"/>Imprimir "Valor inicial de la variable: " seguido del valor de la variable<text:line-break/> <text:s text:c="3"/><text:line-break/> <text:s text:c="3"/>Llamar a la función fork() y guardar el resultado en la variable pid<text:line-break/> <text:s text:c="3"/><text:line-break/> <text:s text:c="3"/>Si pid es igual a 0 Entonces<text:line-break/> <text:s text:c="7"/>Incrementar la variable en 5<text:line-break/> <text:s text:c="7"/>Imprimir "Valor en proceso hijo: " seguido del valor de la variable<text:line-break/> <text:s text:c="3"/>Sino Si pid es igual a -1 Entonces<text:line-break/> <text:s text:c="7"/>Imprimir "***Error en el proceso"<text:line-break/> <text:s text:c="3"/>Sino<text:line-break/></text:span><text:soft-page-break/><text:span text:style-name="T6"> <text:s text:c="7"/>Decrementar la variable en 5<text:line-break/> <text:s text:c="7"/>Imprimir "Valor en proceso padre: " seguido del valor de la variable<text:line-break/> <text:s text:c="3"/>Fin Si<text:line-break/>Fin de la Función principal<text:line-break/></text:span></text:p>
      <text:p text:style-name="P1">Conclusión:</text:p>
      <text:p text:style-name="P8">Creo que es una bueno manera de tomar contacto con el tema del multiproceso, aunque he de reconoces que no tengo muchos conocimientos de C. En el curso anterior dimos Java y hacer esto en C... debo practicar. Es interesante cambiar de lenguaje y ver la manera de programar de otros lenguajes, pero la verdad es que deberia de investigar para saber como se hace esta misma actividad en Jav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style:font-face style:name="Liberation Sans" svg:font-family="'Liberation Sans'"/>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3-09-21T20:44:06.691000000</dc:date>
    <meta:editing-duration>PT34M11S</meta:editing-duration>
    <meta:editing-cycles>2</meta:editing-cycles>
    <meta:generator>LibreOffice/6.3.3.2$Windows_X86_64 LibreOffice_project/a64200df03143b798afd1ec74a12ab50359878ed</meta:generator>
    <meta:document-statistic meta:table-count="0" meta:image-count="0" meta:object-count="0" meta:page-count="2" meta:paragraph-count="19" meta:word-count="568" meta:character-count="3271" meta:non-whitespace-character-count="2638"/>
  </office:meta>
</office:document-meta>
</file>